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92.59mm"/>
    </style:style>
    <style:style style:name="co4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es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d_Question</text:p>
          </table:table-cell>
          <table:table-cell office:value-type="string" calcext:value-type="string">
            <text:p>id_Questionnaire</text:p>
          </table:table-cell>
          <table:table-cell table:style-name="Default" office:value-type="string" calcext:value-type="string">
            <text:p>libelle_Questio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 ligne &lt;!DOCTYPE html&gt; désigne un doctype: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L'écriture &lt;meta charset="utf-8" /&gt; définit :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 HTML5, un en-tête se définit avantageusement via l'écriture suivante :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 HTML5, pour définir un pied de page (ou d'une section), on utilise avantageusement l'écriture suivante :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 langage JavaScript est un langage :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'écriture ind++; désigne 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3:40:59.863625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28:28.381986369</meta:creation-date>
    <dc:date>2019-01-28T13:41:45.171659573</dc:date>
    <meta:editing-duration>PT6M22S</meta:editing-duration>
    <meta:editing-cycles>5</meta:editing-cycles>
    <meta:generator>LibreOffice/6.0.7.3$Linux_X86_64 LibreOffice_project/00m0$Build-3</meta:generator>
    <meta:document-statistic meta:table-count="1" meta:cell-count="21" meta:object-count="0"/>
  </office:meta>
</office:document-meta>
</file>